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7f1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Introduction to Databases:</text:p>
      <text:p text:style-name="Standard"><text:s text:c="3"/>- What is a database and its importance in modern applications?</text:p>
      <text:p text:style-name="Standard"><text:s text:c="3"/>- Comparison of different types of databases (<text:span text:style-name="T1">R</text:span>elational <text:span text:style-name="T1">vs Non-Relational(</text:span>NoSQL<text:span text:style-name="T1">)</text:span> etc.).</text:p>
      <text:p text:style-name="Standard"><text:s text:c="3"/>- Overview of the database management system (DBMS) and its role.</text:p>
      <text:p text:style-name="Standard"/>
      <text:p text:style-name="Standard">2. Relational Database Concepts:</text:p>
      <text:p text:style-name="Standard"><text:s text:c="3"/>- Understanding tables, rows, and columns.</text:p>
      <text:p text:style-name="Standard"><text:s text:c="3"/>- Primary keys, foreign keys, and relationships between tables.</text:p>
      <text:p text:style-name="Standard"><text:s text:c="3"/>- Normalization techniques to eliminate data redundancy and maintain data integrity.</text:p>
      <text:p text:style-name="Standard"><text:s text:c="3"/>- SQL (Structured Query Language) fundamentals for data manipulation and querying.</text:p>
      <text:p text:style-name="Standard"/>
      <text:p text:style-name="Standard">3. Relational Database Design:</text:p>
      <text:p text:style-name="Standard"><text:s text:c="3"/>- Entity-Relationship (ER) modeling and designing a database schema.</text:p>
      <text:p text:style-name="Standard"><text:s text:c="3"/>- Entity relationship diagrams (ERDs) and their components.</text:p>
      <text:p text:style-name="Standard"><text:s text:c="3"/>- Translating ERDs into relational database tables and defining relationships.</text:p>
      <text:p text:style-name="Standard"/>
      <text:p text:style-name="Standard">4. SQL and Database Operations:</text:p>
      <text:p text:style-name="Standard"><text:s text:c="3"/>- Data definition language (DDL) statements for creating, altering, and dropping database objects.</text:p>
      <text:p text:style-name="Standard"><text:s text:c="3"/>- Data manipulation language (DML) statements for inserting, updating, and deleting data.</text:p>
      <text:p text:style-name="Standard"><text:s text:c="3"/>- Querying data using SELECT statements, filtering, sorting, and joining multiple tables.</text:p>
      <text:p text:style-name="Standard"><text:s text:c="3"/>- Aggregating and grouping data with functions like COUNT, SUM, AVG, etc.</text:p>
      <text:p text:style-name="Standard"/>
      <text:p text:style-name="Standard">5. Indexing and Query Optimization:</text:p>
      <text:p text:style-name="Standard"><text:s text:c="3"/>- Understanding indexes and their impact on query performance.</text:p>
      <text:p text:style-name="Standard"><text:s text:c="3"/>- Creating and managing indexes for efficient data retrieval.</text:p>
      <text:p text:style-name="Standard"><text:s text:c="3"/>- Analyzing query execution plans and optimizing SQL queries.</text:p>
      <text:p text:style-name="Standard"/>
      <text:p text:style-name="Standard">6. Database Security and Transactions:</text:p>
      <text:p text:style-name="Standard"><text:s text:c="3"/>- User authentication, access control, and data privacy.</text:p>
      <text:p text:style-name="Standard"><text:s text:c="3"/>- Database security best practices and techniques.</text:p>
      <text:p text:style-name="Standard"><text:s text:c="3"/>- Introduction to ACID properties and transaction management.</text:p>
      <text:p text:style-name="Standard"><text:s text:c="3"/>- Ensuring data consistency and integrity through transaction handling.</text:p>
      <text:p text:style-name="Standard"/>
      <text:p text:style-name="Standard">7. Non-Relational Databases:</text:p>
      <text:p text:style-name="Standard"><text:s text:c="3"/>- Overview of NoSQL databases and their characteristics.</text:p>
      <text:p text:style-name="Standard"><text:s text:c="3"/>- Types of NoSQL databases (document, key-value, columnar, graph) and their use cases.</text:p>
      <text:p text:style-name="Standard"><text:s text:c="3"/>- Querying and data modeling in non-relational databases.</text:p>
      <text:p text:style-name="Standard"/>
      <text:p text:style-name="Standard">8. Database Administration and Performance Tuning:</text:p>
      <text:p text:style-name="Standard"><text:s text:c="3"/>- Backup and recovery strategies.</text:p>
      <text:p text:style-name="Standard"><text:s text:c="3"/>- Monitoring and optimizing database performance.</text:p>
      <text:p text:style-name="Standard"><text:s text:c="3"/>- Database maintenance tasks and tools.</text:p>
      <text:p text:style-name="Standard"/>
      <text:p text:style-name="Standard">9. Advanced Database Topics:</text:p>
      <text:p text:style-name="Standard"><text:s text:c="3"/>- Data warehousing concepts and dimensional modeling.</text:p>
      <text:p text:style-name="Standard"><text:s text:c="3"/>- Introduction to data mining and data analytics.</text:p>
      <text:p text:style-name="Standard"><text:s text:c="3"/>- Distributed databases and replication.</text:p>
      <text:p text:style-name="Standard"><text:s text:c="3"/>- Big data and database technologies.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7T20:50:05.582399479</meta:creation-date>
    <dc:date>2023-07-17T20:51:52.589619210</dc:date>
    <meta:editing-duration>PT1M49S</meta:editing-duration>
    <meta:editing-cycles>1</meta:editing-cycles>
    <meta:document-statistic meta:table-count="0" meta:image-count="0" meta:object-count="0" meta:page-count="1" meta:paragraph-count="40" meta:word-count="317" meta:character-count="2356" meta:non-whitespace-character-count="1986"/>
    <meta:generator>LibreOffice/7.3.7.2$Linux_X86_64 LibreOffice_project/30$Build-2</meta:generator>
  </office:meta>
</office:document-meta>
</file>